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2599d2" officeooo:paragraph-rsid="002599d2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ea27" officeooo:paragraph-rsid="0025ea27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6d30" officeooo:paragraph-rsid="0025ea27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officeooo:rsid="00260acf" officeooo:paragraph-rsid="00260acf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260acf" officeooo:paragraph-rsid="00260acf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60acf" officeooo:paragraph-rsid="00260acf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0acf" officeooo:paragraph-rsid="00260acf" style:font-size-asian="12pt" style:font-name-complex="Arial"/>
    </style:style>
    <style:style style:name="T1" style:family="text">
      <style:text-properties officeooo:rsid="001f0ee3"/>
    </style:style>
    <style:style style:name="T2" style:family="text">
      <style:text-properties officeooo:rsid="002599d2"/>
    </style:style>
    <style:style style:name="T3" style:family="text">
      <style:text-properties officeooo:rsid="0025ea27"/>
    </style:style>
    <style:style style:name="T4" style:family="text">
      <style:text-properties officeooo:rsid="00260a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2">Llamar siguiente paci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1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Sanitario<text:span text:style-name="T4">(I), sistema de avis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32">CU10-Terminar consult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3">Se ha terminado una consu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35">Tras terminar el proceso de terminar consulta, llama al siguiente paciente.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5">El <text:span text:style-name="T2">sanitario debe previamente haber terminado una consulta. Al finalizar el proceso, el sistema de avisos emite un aviso para el siguiente paciente.</text:span>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1</text:p>
          </table:table-cell>
          <table:table-cell table:style-name="Tabla4.B2" office:value-type="string">
            <text:p text:style-name="P13">Sanitario: indica que quiere <text:span text:style-name="T2">terminar una consulta.</text:span>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34">Sistema de avisos: emite un aviso al siguiente paciente.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7"/>
          </table:table-cell>
          <table:table-cell table:style-name="Tabla5.B2" office:value-type="string">
            <text:p text:style-name="P11"><text:s/></text:p>
          </table:table-cell>
        </table:table-row>
        <table:table-row table:style-name="Tabla5.1">
          <table:table-cell table:style-name="Tabla5.A3" office:value-type="string">
            <text:p text:style-name="P26"/>
          </table:table-cell>
          <table:table-cell table:style-name="Tabla5.B3" office:value-type="string">
            <text:p text:style-name="P7"/>
          </table:table-cell>
        </table:table-row>
        <table:table-row table:style-name="Tabla5.1">
          <table:table-cell table:style-name="Tabla5.A4" office:value-type="string">
            <text:p text:style-name="P26"/>
          </table:table-cell>
          <table:table-cell table:style-name="Tabla5.B4" office:value-type="string">
            <text:p text:style-name="P7"/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2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7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>Comentarios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</table:table-row>
      </table:table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23:15:26.513770209</dc:date>
    <meta:editing-cycles>17</meta:editing-cycles>
    <meta:editing-duration>PT55M6S</meta:editing-duration>
    <meta:generator>LibreOffice/5.4.5.1$Linux_X86_64 LibreOffice_project/40m0$Build-1</meta:generator>
    <meta:document-statistic meta:table-count="7" meta:image-count="0" meta:object-count="0" meta:page-count="1" meta:paragraph-count="38" meta:word-count="105" meta:character-count="713" meta:non-whitespace-character-count="644"/>
  </office:meta>
</office:document-meta>
</file>